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365" officeooo:paragraph-rsid="0014d365"/>
    </style:style>
    <style:style style:name="P2" style:family="paragraph" style:parent-style-name="Standard">
      <style:text-properties fo:color="#c9211e" officeooo:rsid="0014d365" officeooo:paragraph-rsid="0014d365"/>
    </style:style>
    <style:style style:name="P3" style:family="paragraph" style:parent-style-name="Standard">
      <style:text-properties fo:color="#c9211e" officeooo:rsid="0014d365" officeooo:paragraph-rsid="0015a294"/>
    </style:style>
    <style:style style:name="P4" style:family="paragraph" style:parent-style-name="Standard">
      <style:text-properties officeooo:rsid="0015a294" officeooo:paragraph-rsid="0015a294"/>
    </style:style>
    <style:style style:name="P5" style:family="paragraph" style:parent-style-name="Standard">
      <style:text-properties officeooo:rsid="0015a294" officeooo:paragraph-rsid="00167cca"/>
    </style:style>
    <style:style style:name="P6" style:family="paragraph" style:parent-style-name="Standard">
      <style:text-properties fo:color="#069a2e" officeooo:rsid="0015a294" officeooo:paragraph-rsid="00167cca"/>
    </style:style>
    <style:style style:name="P7" style:family="paragraph" style:parent-style-name="Standard" style:list-style-name="L1">
      <style:text-properties officeooo:rsid="0014d365" officeooo:paragraph-rsid="0014d365"/>
    </style:style>
    <style:style style:name="P8" style:family="paragraph" style:parent-style-name="Standard" style:list-style-name="L2">
      <style:text-properties officeooo:paragraph-rsid="0014d365"/>
    </style:style>
    <style:style style:name="P9" style:family="paragraph" style:parent-style-name="Standard" style:list-style-name="L2">
      <style:text-properties officeooo:paragraph-rsid="0014fdc7"/>
    </style:style>
    <style:style style:name="P10" style:family="paragraph" style:parent-style-name="Standard" style:list-style-name="L2">
      <style:text-properties officeooo:paragraph-rsid="001a65e5"/>
    </style:style>
    <style:style style:name="P11" style:family="paragraph" style:parent-style-name="Standard" style:list-style-name="L2">
      <style:text-properties fo:color="#800080" fo:font-weight="bold" officeooo:rsid="00167cca" officeooo:paragraph-rsid="0014d365" style:font-weight-asian="bold" style:font-weight-complex="bold"/>
    </style:style>
    <style:style style:name="P12" style:family="paragraph" style:parent-style-name="Standard" style:list-style-name="L2">
      <style:text-properties fo:color="#069a2e" officeooo:paragraph-rsid="0015a294"/>
    </style:style>
    <style:style style:name="P13" style:family="paragraph" style:parent-style-name="Standard" style:list-style-name="L2">
      <style:text-properties fo:color="#8d1d75" fo:font-weight="bold" officeooo:rsid="0015a294" officeooo:paragraph-rsid="0015a294" style:font-weight-asian="bold" style:font-weight-complex="bold"/>
    </style:style>
    <style:style style:name="P14" style:family="paragraph" style:parent-style-name="Standard" style:list-style-name="L2">
      <style:text-properties fo:color="#8d1d75" fo:font-weight="bold" officeooo:rsid="0015a294" officeooo:paragraph-rsid="0014fdc7" style:font-weight-asian="bold" style:font-weight-complex="bold"/>
    </style:style>
    <style:style style:name="P15" style:family="paragraph" style:parent-style-name="Standard">
      <style:text-properties officeooo:paragraph-rsid="0014d365"/>
    </style:style>
    <style:style style:name="T1" style:family="text">
      <style:text-properties officeooo:rsid="0014d365"/>
    </style:style>
    <style:style style:name="T2" style:family="text">
      <style:text-properties officeooo:rsid="0014fdc7"/>
    </style:style>
    <style:style style:name="T3" style:family="text">
      <style:text-properties officeooo:rsid="0015a294"/>
    </style:style>
    <style:style style:name="T4" style:family="text">
      <style:text-properties fo:color="#8d1d75" fo:font-weight="bold" officeooo:rsid="0015a294" style:font-weight-asian="bold" style:font-weight-complex="bold"/>
    </style:style>
    <style:style style:name="T5" style:family="text">
      <style:text-properties fo:color="#8d1d75" fo:font-weight="bold" officeooo:rsid="0014d365" style:font-weight-asian="bold" style:font-weight-complex="bold"/>
    </style:style>
    <style:style style:name="T6" style:family="text">
      <style:text-properties fo:color="#8d1d75" fo:font-weight="bold" officeooo:rsid="0014fdc7" style:font-weight-asian="bold" style:font-weight-complex="bold"/>
    </style:style>
    <style:style style:name="T7" style:family="text">
      <style:text-properties fo:color="#069a2e"/>
    </style:style>
    <style:style style:name="T8" style:family="text">
      <style:text-properties fo:color="#800080" fo:font-weight="bold" officeooo:rsid="00167cca" style:font-weight-asian="bold" style:font-weight-complex="bold"/>
    </style:style>
    <style:style style:name="T9" style:family="text">
      <style:text-properties fo:color="#800080" fo:font-weight="bold" officeooo:rsid="0017cac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ualizaciones de chatbot.</text:p>
      <text:p text:style-name="P1"/>
      <text:p text:style-name="P1">Primera vez que se use chatbot: nombre, duración aproximada y método habitual. Preguntar si quiere saber sobre recomendaciones sobre los métodos y malestares. </text:p>
      <text:p text:style-name="P2"/>
      <text:p text:style-name="P1"/>
      <text:list xml:id="list4001633346" text:style-name="L1">
        <text:list-item>
          <text:p text:style-name="P7">Hacer un main más grande:</text:p>
        </text:list-item>
      </text:list>
      <text:p text:style-name="P15"><text:span text:style-name="T9"/></text:p>
      <text:list xml:id="list2428125797" text:style-name="L2">
        <text:list-item>
          <text:list>
            <text:list-header>
              <text:p text:style-name="P11"/>
            </text:list-header>
            <text:list-item>
              <text:p text:style-name="P8"><text:span text:style-name="T3">Info y </text:span><text:span text:style-name="T1">Recomendaciones: preguntar la primera vez que se consulte si se sabe que es, despues de la primera consulta volver a preguntar si recuerda lo que se le dijo (sindrome del shock toxico). </text:span><text:span text:style-name="T2">(meter información sobre los diferentes metodos que se pueden utilizar). </text:span></text:p>
              <text:p text:style-name="P12">Robot: sé algunas cosas, el origen de la palabra menstruación, las fases del ciclo menstrual, ¿Qué es la ovulación?, <text:s/>que es la endometriosis, qué es el síndrome pre menstrual, estrés, info sobre métodos anticonceptivos hormonales…</text:p>
            </text:list-item>
            <text:list-item>
              <text:p text:style-name="P12">El tiempo que puedas tener colocado un tampón variará dependiendo de la fase del ciclo en la que estés y de la cantidad de flujo. Lo ideal es que cambies tu tampón cada cuatro horas. </text:p>
              <text:p text:style-name="P13">Xime</text:p>
              <text:p text:style-name="P13"/>
            </text:list-item>
            <text:list-item>
              <text:p text:style-name="P9"><text:span text:style-name="T1">Malestares: </text:span><text:span text:style-name="T2">podemos preguntar si esta menstruando o no, ya que puede ser un malestar de sindrome pre menstrual. </text:span></text:p>
              <text:p text:style-name="P9"/>
            </text:list-item>
            <text:list-item>
              <text:p text:style-name="P9"><text:span text:style-name="T2">Seguimiento de periodo. : Para que el usuario pueda consultar o registrar (conectar con el que ya tenemos de preguntar si está menstruando) su ciclo menstrual. Consultar: los dias o fecha en la que aproximadamente le va a bajar y en los que puede tener malestares de SPM. (Guardar días con FastAPI). <text:line-break/></text:span><text:span text:style-name="T4">Mayte</text:span></text:p>
              <text:p text:style-name="P10"><text:span text:style-name="T5">métodos: preguntar sobre si se sigue usando el mismo el mismo método de cuando se inicio el chatbot o es otro. </text:span><text:span text:style-name="T6">(la que ya tenemos).<text:line-break/></text:span><text:span text:style-name="T8">Mayte </text:span><text:span text:style-name="T9">Va junto al seguimiento del ciclo menstrual.</text:span></text:p>
              <text:p text:style-name="P14"/>
            </text:list-item>
            <text:list-item>
              <text:p text:style-name="P9"><text:span text:style-name="T2">No me baja: consultar si ha tenido relaciones sexuales sin protección o si ha iniciado con algún metodo anticonceptivo hormonal e informar de las causas por las cuales puede retrasarse la menstruación. </text:span><text:span text:style-name="T1"><text:line-break/></text:span></text:p>
            </text:list-item>
          </text:list>
        </text:list-item>
      </text:list>
      <text:p text:style-name="P5">2. Mayte: encargada de el .py de las horas y alarmas<text:span text:style-name="T7"> Lo ideal es que cambies tu tampón cada cuatro horas.</text:span></text:p>
      <text:p text:style-name="P6"/>
      <text:p text:style-name="P4">3. Pensar en un nombre para el robot. Traer recomendaciones para la proxima reunión.</text:p>
      <text:p text:style-name="P4"/>
      <text:p text:style-name="P3">preguntar sobre si se puede limpiar la pantalla o hablar mas lento, <text:span text:style-name="T3">interrupción de cahtbot y remmember de días; preguntar si se puede poner un nickname en vez de USER. 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1:27:29.540065338</meta:creation-date>
    <dc:date>2021-08-10T10:44:02.812232711</dc:date>
    <meta:editing-duration>P1DT19H22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60" meta:character-count="2070" meta:non-whitespace-character-count="1728"/>
  </office:meta>
</office:document-meta>
</file>